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HandlerDecorator.afterConnectionClosed( WebSocketSession session , CloseStatus close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HandlerDecorator.WebSocketHandlerDecorator( WebSocketHandler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HandlerDecorator.unwrap( WebSocket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SocketHandlerDecorator.getLastHand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SocketHandlerDecorator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HandlerDecora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HandlerDecorator.afterConnectionEstablished( WebSocket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HandlerDecorator.supportsPartial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HandlerDecorator.handleTransportError( WebSocketSession session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HandlerDecorator.handleMessage( WebSocketSession session , WebSocket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